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9.813cm" svg:x="1.4cm" svg:y="0.398cm" presentation:class="subtitle" presentation:user-transformed="true">
          <draw:text-box>
            <text:p text:style-name="P1"><text:span text:style-name="T1">Ex 4 :</text:span></text:p>
            <text:p text:style-name="P1"><text:span text:style-name="T2">int anneeNaissance, salaire, prime ;</text:span></text:p>
            <text:p text:style-name="P1"><text:span text:style-name="T2">string nom, prenom ;</text:span></text:p>
            <text:p text:style-name="P1"><text:span text:style-name="T2"/></text:p>
            <text:p text:style-name="P1"><text:span text:style-name="T2">Console.WriteLine(''Entrez votre nom'') ;</text:span></text:p>
            <text:p text:style-name="P1"><text:span text:style-name="T2">nom=Console.ReadLine() ;</text:span></text:p>
            <text:p text:style-name="P1"><text:span text:style-name="T2"/></text:p>
            <text:p text:style-name="P1"><text:span text:style-name="T2">Console.WriteLine(''Entrez votre prénom'') ;</text:span></text:p>
            <text:p text:style-name="P1"><text:span text:style-name="T2">prenom=Console.ReadLine() ;</text:span></text:p>
            <text:p text:style-name="P1"><text:span text:style-name="T2"/></text:p>
            <text:p text:style-name="P1"><text:span text:style-name="T2">Console.WriteLine(''Entrez votre année de naissance'') ;</text:span></text:p>
            <text:p text:style-name="P1"><text:span text:style-name="T2">anneeNaissance=Int32.Parse(Console.ReadLine()) ;</text:span></text:p>
            <text:p text:style-name="P1"><text:span text:style-name="T2"/></text:p>
            <text:p text:style-name="P1"><text:span text:style-name="T2">Console.WriteLine(''Entrez votre salaire'') ;</text:span></text:p>
            <text:p text:style-name="P1"><text:span text:style-name="T2">salaire=Int32.Parse(Console.ReadLine()) ;</text:span></text:p>
            <text:p text:style-name="P1"><text:span text:style-name="T2"/></text:p>
            <text:p text:style-name="P1"><text:span text:style-name="T2">Console.WriteLine(''Entrez votre prime'') ;</text:span></text:p>
            <text:p text:style-name="P1"><text:span text:style-name="T2">prime=Int32.Parse(Console.ReadLine()) ;</text:span></text:p>
            <text:p text:style-name="P1"><text:span text:style-name="T2"/></text:p>
            <text:p text:style-name="P1"><text:span text:style-name="T2">anneeNaissance=2021-anneeNaissance ;</text:span></text:p>
            <text:p text:style-name="P1"><text:span text:style-name="T2">salaire=salaire+prime ;</text:span></text:p>
            <text:p text:style-name="P1"><text:span text:style-name="T2"/></text:p>
            <text:p text:style-name="P1"><text:span text:style-name="T2">Console.WriteLine(nom+ '' '' +prenom+ '' a ''+anneeNaissance + ''ans et gagne un salaire total de '' +salaire+ '' euros.'') ;</text:span></text:p>
            <text:p text:style-name="P1"><text:span text:style-name="T2">Console.ReadLine() 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1" draw:text-style-name="P3" draw:layer="layout" svg:width="25.199cm" svg:height="18.533cm" svg:x="1.4cm" svg:y="0.938cm" presentation:class="subtitle" presentation:user-transformed="true">
          <draw:text-box>
            <text:p text:style-name="P2"><text:span text:style-name="T3">Ex 5 :</text:span></text:p>
            <text:p text:style-name="P2"><text:span text:style-name="T4">int anneeNaissance, salaire, prime, jour, mois, annee ;</text:span></text:p>
            <text:p text:style-name="P2"><text:span text:style-name="T4">string nom, prenom ;</text:span></text:p>
            <text:p text:style-name="P2"><text:span text:style-name="T4">DateTime dateDebProg=DateTime.Now ;</text:span></text:p>
            <text:p text:style-name="P2"><text:span text:style-name="T4">Console.WriteLine(''Entrez votre nom'') ;</text:span></text:p>
            <text:p text:style-name="P2"><text:span text:style-name="T4">nom=Console.ReadLine() ;</text:span></text:p>
            <text:p text:style-name="P2"><text:span text:style-name="T4">Console.WriteLine(''Entrez votre prénom'') ;</text:span></text:p>
            <text:p text:style-name="P2"><text:span text:style-name="T4">prenom=Console.ReadLine() ;</text:span></text:p>
            <text:p text:style-name="P2"><text:span text:style-name="T4"/></text:p>
            <text:p text:style-name="P2"><text:span text:style-name="T4">Console.WriteLine(''Entrez votre date de naissance'') ;</text:span></text:p>
            <text:p text:style-name="P2"><text:span text:style-name="T4">jour=Int32.Parse(Console.ReadLine() ;</text:span></text:p>
            <text:p text:style-name="P2"><text:span text:style-name="T4">mois=Int32.Parse(Console.ReadLine() ;</text:span></text:p>
            <text:p text:style-name="P2"><text:span text:style-name="T4">annee=Int32.Parse(Console.ReadLine() ;</text:span></text:p>
            <text:p text:style-name="P2"><text:span text:style-name="T4">DateTime maDateNaissance=new DateTime(annee, mois, jour) ;</text:span></text:p>
            <text:p text:style-name="P2"><text:span text:style-name="T4">Console.WriteLine(maDateNaissance.ToLongDateString() ;</text:span></text:p>
            <text:p text:style-name="P2"><text:span text:style-name="T4"/></text:p>
            <text:p text:style-name="P2"><text:span text:style-name="T4">Console.WriteLine(''Entrez votre salaire'') ;</text:span></text:p>
            <text:p text:style-name="P2"><text:span text:style-name="T4">salaire=Int32.Parse(Console.ReadLine()) ;</text:span></text:p>
            <text:p text:style-name="P2"><text:span text:style-name="T4">Console.WriteLine(''Entrez votre prime'') ;</text:span></text:p>
            <text:p text:style-name="P2"><text:span text:style-name="T4">prime=Int32.Parse(Console.ReadLine()) ;</text:span></text:p>
            <text:p text:style-name="P2"><text:span text:style-name="T4">AnneeNaissance=2021-maDateNaissance.Year ;</text:span></text:p>
            <text:p text:style-name="P2"><text:span text:style-name="T4">salaire=salaire+prime ;</text:span></text:p>
            <text:p text:style-name="P2"><text:span text:style-name="T4"/></text:p>
            <text:p text:style-name="P2"><text:span text:style-name="T4">Console.WriteLine(nom+ '' '' +prenom+ '' a ''+anneeNaissance + ''ans et gagne un salaire total de '' +salaire+ '' euros.'') ;</text:span></text:p>
            <text:p text:style-name="P2"><text:span text:style-name="T4">Console.ReadLine() 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Ex 6 :</text:span></text:p>
            <text:p text:style-name="P1"><text:span text:style-name="T2">/* <text:s text:c="6"/>Afficher ht tva mont tva ttc</text:span></text:p>
            <text:p text:style-name="P1"><text:span text:style-name="T2">Mont tva = article* tva</text:span></text:p>
            <text:p text:style-name="P1"><text:span text:style-name="T2">TVA = article * t/100</text:span></text:p>
            <text:p text:style-name="P1"><text:span text:style-name="T2">TTC=article+montant TVA <text:s text:c="5"/>*/</text:span></text:p>
            <text:p text:style-name="P1"><text:span text:style-name="T2"/></text:p>
            <text:p text:style-name="P1"><text:span text:style-name="T2">int tva, article ;</text:span></text:p>
            <text:p text:style-name="P1"><text:span text:style-name="T2">Console.WriteLine('Saisir le prix de l'article'') ;</text:span></text:p>
            <text:p text:style-name="P1"><text:span text:style-name="T2">article=Int32.Parse(Console.ReadLine()) ;</text:span></text:p>
            <text:p text:style-name="P1"><text:span text:style-name="T2"/></text:p>
            <text:p text:style-name="P1"><text:span text:style-name="T2">Console.WriteLine(''Saisir le taux de TVA'') ;</text:span></text:p>
            <text:p text:style-name="P1"><text:span text:style-name="T2">tva=Int32.Parse(Console.ReadLine()) ;</text:span></text:p>
            <text:p text:style-name="P1"><text:span text:style-name="T2"/></text:p>
            <text:p text:style-name="P1"><text:span text:style-name="T2">Console.WriteLine(''Montant de la TVA = '' + article*tva) ;</text:span></text:p>
            <text:p text:style-name="P1"><text:span text:style-name="T2">Console.WriteLine(''TTC = '' + article*tva+article) 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ieu Thomas</meta:initial-creator>
    <meta:creation-date>2021-09-17T20:36:18.98</meta:creation-date>
    <meta:editing-duration>PT1H35M59S</meta:editing-duration>
    <meta:editing-cycles>7</meta:editing-cycles>
    <dc:date>2021-09-17T22:45:22.88</dc:date>
    <dc:creator>Andrieu Thomas</dc:creator>
    <meta:generator>OpenOffice/4.1.7$Win32 OpenOffice.org_project/417m1$Build-9800</meta:generator>
    <meta:document-statistic meta:object-count="30"/>
  </office:meta>
</office:document-meta>
</file>